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/>
    <style:font-face style:name="Lohit Devanagari1" svg:font-family="'Lohit Devanagari'"/>
    <style:font-face style:name="Times" svg:font-family="Times, 'Times New Roman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fde" officeooo:paragraph-rsid="00095fde"/>
    </style:style>
    <style:style style:name="P2" style:family="paragraph" style:parent-style-name="Standard">
      <style:text-properties officeooo:rsid="000989b3" officeooo:paragraph-rsid="000989b3"/>
    </style:style>
    <style:style style:name="P3" style:family="paragraph" style:parent-style-name="Standard">
      <style:text-properties officeooo:rsid="000d7368" officeooo:paragraph-rsid="000d7368"/>
    </style:style>
    <style:style style:name="P4" style:family="paragraph" style:parent-style-name="Standard">
      <style:text-properties officeooo:rsid="000ec3b2" officeooo:paragraph-rsid="000ec3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</text:p>
      <text:p text:style-name="P1">Essencial-</text:p>
      <text:p text:style-name="P3">cadastro de cliente e veiculos</text:p>
      <text:p text:style-name="P1">notificar vencimento de troca de óleo</text:p>
      <text:p text:style-name="P1">mostrar todas as trocas realizadas</text:p>
      <text:p text:style-name="P1">consultas de clientes e veículos</text:p>
      <text:p text:style-name="P1">relatórios de trocas de oleo </text:p>
      <text:p text:style-name="P1"/>
      <text:p text:style-name="P1"/>
      <text:p text:style-name="P1"/>
      <text:p text:style-name="P1"/>
      <text:p text:style-name="P4">prioritario</text:p>
      <text:p text:style-name="P2">Estabilidade da API tabela fipe para busca de veiculos</text:p>
      <text:p text:style-name="P4">projeto</text:p>
      <text:p text:style-name="P4">autenticação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"/>
    <style:font-face style:name="Lohit Devanagari1" svg:font-family="'Lohit Devanagari'"/>
    <style:font-face style:name="Times" svg:font-family="Times, 'Times New Roman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" fo:font-family="Times, 'Times New Roman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" fo:font-family="Times, 'Times New Roman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Helvetica" fo:font-family="Helvetica, Aria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23:23:00.797182909</meta:creation-date>
    <dc:date>2021-11-18T23:35:39.251786590</dc:date>
    <meta:editing-duration>PT12M4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1" meta:character-count="277" meta:non-whitespace-character-count="246"/>
  </office:meta>
</office:document-meta>
</file>